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6.027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4.948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ccccc" fo:border-left="none" fo:border-right="0.026cm solid #000000" fo:border-top="none"/>
    </style:style>
    <style:style style:name="ce2" style:family="table-cell" style:parent-style-name="Default">
      <style:table-cell-properties fo:border-bottom="none" fo:background-color="#cccccc" fo:border-left="0.026cm solid #000000" fo:border-right="0.026cm solid #000000" fo:border-top="none"/>
    </style:style>
    <style:style style:name="ce3" style:family="table-cell" style:parent-style-name="Default" style:data-style-name="N100">
      <style:table-cell-properties fo:border-bottom="none" fo:background-color="#cccccc" fo:border-left="0.026cm solid #000000" fo:border-right="0.026cm solid #000000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Liberation Sans" style:font-name-asian="IPA モナー ゴシック" style:font-name-complex="IPA モナー ゴシック"/>
    </style:style>
    <style:style style:name="ce6" style:family="table-cell" style:parent-style-name="Default">
      <style:table-cell-properties fo:border-bottom="none" fo:background-color="#cccccc" fo:border-left="0.026cm solid #000000" fo:border-right="none" fo:border-top="none"/>
    </style:style>
    <style:style style:name="ce7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IPA モナー ゴシック" style:font-name-complex="IPA モナー ゴシック"/>
    </style:style>
  </office:automatic-styles>
  <office:body>
    <office:spreadsheet>
      <table:calculation-settings table:automatic-find-labels="false" table:use-regular-expressions="false"/>
      <table:table table:name="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table:number-columns-repeated="2"/>
          <table:table-cell table:style-name="ce2" office:value-type="string">
            <text:p>query_</text:p>
            <text:p>encoding</text:p>
          </table:table-cell>
          <table:table-cell table:style-name="ce2" office:value-type="string">
            <text:p>start or</text:p>
            <text:p>trigger</text:p>
          </table:table-cell>
          <table:table-cell table:style-name="ce2" office:value-type="string">
            <text:p>Encoding/Precision</text:p>
          </table:table-cell>
          <table:table-cell table:style-name="ce3" office:value-type="string">
            <text:p>周波数</text:p>
            <text:p>L-Hは範囲、</text:p>
            <text:p>L..Hは離散値</text:p>
          </table:table-cell>
          <table:table-cell table:style-name="ce3" office:value-type="string">
            <text:p>再生ch</text:p>
          </table:table-cell>
          <table:table-cell table:style-name="ce3" office:value-type="string">
            <text:p>録音ch</text:p>
          </table:table-cell>
          <table:table-cell table:style-name="ce2" office:value-type="string">
            <text:p>half/full duplex</text:p>
            <text:p>FULL!はfdup</text:p>
            <text:p>だがnot indep</text:p>
          </table:table-cell>
          <table:table-cell table:style-name="ce2" office:value-type="string">
            <text:p>フィルタ</text:p>
          </table:table-cell>
          <table:table-cell table:style-name="ce6" office:value-type="string">
            <text:p>独自機構など</text:p>
          </table:table-cell>
          <table:table-cell table:style-name="ce7" office:value-type="string">
            <text:p>ロックを外すか</text:p>
          </table:table-cell>
          <table:table-cell table:number-columns-repeated="2"/>
        </table:table-row>
        <table:table-row table:style-name="ro1">
          <table:table-cell office:value-type="string">
            <text:p>amiga/dev/aucc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s8</text:p>
          </table:table-cell>
          <table:table-cell office:value-type="string">
            <text:p>約55-28k?</text:p>
          </table:table-cell>
          <table:table-cell office:value-type="string">
            <text:p>1/2/3/4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office:value-type="string">
            <text:p>使ってない</text:p>
          </table:table-cell>
          <table:table-cell office:value-type="string">
            <text:p>mulawテーブルが自前、</text:p>
            <text:p>MDサポートencからは全部自前変換</text:p>
            <text:p>4ch対応も自前</text:p>
          </table:table-cell>
          <table:table-cell table:number-columns-repeated="3"/>
        </table:table-row>
        <table:table-row table:style-name="ro2">
          <table:table-cell office:value-type="string">
            <text:p>amiga/dev/repulse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*8,*16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office:value-type="string">
            <text:p>汎用フィルタのみ</text:p>
          </table:table-cell>
          <table:table-cell office:value-type="string">
            <text:p>start_outputでさらにprec/chごとに</text:p>
            <text:p>何かの変換コードがある</text:p>
          </table:table-cell>
          <table:table-cell table:number-columns-repeated="3"/>
        </table:table-row>
        <table:table-row table:style-name="ro3">
          <table:table-cell office:value-type="string">
            <text:p>amiga/dev/toccata</text:p>
          </table:table-cell>
          <table:table-cell office:value-type="string">
            <text:p>ad1848</text:p>
          </table:table-cell>
          <table:table-cell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arm/allwinner/awin_ac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allwinner/awin_hdmi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broadcom/bcm2835_vc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imx/imx23_digfilt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le</text:p>
          </table:table-cell>
          <table:table-cell office:value-type="string">
            <text:p>8..44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arm/iomd/vidcaudio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mulaw(,s16le)</text:p>
          </table:table-cell>
          <table:table-cell office:value-type="string">
            <text:p>??</text:p>
          </table:table-cell>
          <table:table-cell office:value-type="string">
            <text:p>XXX</text:p>
          </table:table-cell>
          <table:table-cell/>
          <table:table-cell office:value-type="string">
            <text:p>half</text:p>
          </table:table-cell>
          <table:table-cell office:value-type="string">
            <text:p>独自フィルタあり、</text:p>
            <text:p>rateconvも使用</text:p>
          </table:table-cell>
          <table:table-cell table:number-columns-repeated="4"/>
        </table:table-row>
        <table:table-row table:style-name="ro3">
          <table:table-cell office:value-type="string">
            <text:p>arm/sunxi/sunxi_codec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arm/xscale/pxa2x0_ac97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4..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evbarm/mini2440/audio_mini2440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dreamcast/dev/g2/aica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8,s16le,adpcm4</text:p>
          </table:table-cell>
          <table:table-cell office:value-type="string">
            <text:p>1-65536</text:p>
          </table:table-cell>
          <table:table-cell office:value-type="string">
            <text:p>1/2</text:p>
          </table:table-cell>
          <table:table-cell office:value-type="float" office:value="0">
            <text:p>0</text:p>
          </table:table-cell>
          <table:table-cell office:value-type="string">
            <text:p>再生専用</text:p>
          </table:table-cell>
          <table:table-cell table:number-columns-repeated="5"/>
        </table:table-row>
        <table:table-row table:style-name="ro4">
          <table:table-cell office:value-type="string">
            <text:p>hpcmips/vr/vraiu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s10?</text:p>
          </table:table-cell>
          <table:table-cell office:value-type="string">
            <text:p>8,11,22,44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office:value-type="string">
            <text:p>使ってない</text:p>
          </table:table-cell>
          <table:table-cell office:value-type="string">
            <text:p>MDサポートencからは自前変換</text:p>
          </table:table-cell>
          <table:table-cell table:number-columns-repeated="3"/>
        </table:table-row>
        <table:table-row table:style-name="ro3">
          <table:table-cell office:value-type="string">
            <text:p>hppa/gsc/harmony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*law,s16be(,u8)</text:p>
          </table:table-cell>
          <table:table-cell office:value-type="string">
            <text:p>5125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table:number-columns-repeated="5"/>
        </table:table-row>
        <table:table-row table:style-name="ro3">
          <table:table-cell office:value-type="string">
            <text:p>macppc/dev/awacs</text:p>
          </table:table-cell>
          <table:table-cell/>
          <table:table-cell office:value-type="string">
            <text:p>q+a?</text:p>
          </table:table-cell>
          <table:table-cell office:value-type="string">
            <text:p>trigger</text:p>
          </table:table-cell>
          <table:table-cell office:value-type="string">
            <text:p>s16be(,s16le)</text:p>
          </table:table-cell>
          <table:table-cell office:value-type="string">
            <text:p>7350..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table:number-columns-repeated="5"/>
        </table:table-row>
        <table:table-row table:style-name="ro2">
          <table:table-cell office:value-type="string">
            <text:p>macppc/dev/snapper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be,s24be</text:p>
          </table:table-cell>
          <table:table-cell office:value-type="string">
            <text:p>32k,441,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office:value-type="string">
            <text:p>独自フィルタ</text:p>
            <text:p>(1サンプルずらすやつ)</text:p>
          </table:table-cell>
          <table:table-cell table:number-columns-repeated="4"/>
        </table:table-row>
        <table:table-row table:style-name="ro3">
          <table:table-cell office:value-type="string">
            <text:p>sgimips/hpc/haltwo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s16*</text:p>
          </table:table-cell>
          <table:table-cell office:value-type="string">
            <text:p>4-441,48k/int?</text:p>
          </table:table-cell>
          <table:table-cell office:value-type="string">
            <text:p>1/2(?)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table:number-columns-repeated="5"/>
        </table:table-row>
        <table:table-row table:style-name="ro1">
          <table:table-cell office:value-type="string">
            <text:p>sgimips/mace/mavb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24?/32be</text:p>
          </table:table-cell>
          <table:table-cell office:value-type="string">
            <text:p>8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office:value-type="string">
            <text:p>汎用(16→16)+</text:p>
            <text:p>16to24?フィルタ、</text:p>
            <text:p>mono2stが自前</text:p>
          </table:table-cell>
          <table:table-cell table:number-columns-repeated="4"/>
        </table:table-row>
        <table:table-row table:style-name="ro3">
          <table:table-cell office:value-type="string">
            <text:p>sparc/dev/audioamd</text:p>
          </table:table-cell>
          <table:table-cell office:value-type="string">
            <text:p>am7930</text:p>
          </table:table-cell>
          <table:table-cell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vax/vsa/vsaudio</text:p>
          </table:table-cell>
          <table:table-cell office:value-type="string">
            <text:p>am7930</text:p>
          </table:table-cell>
          <table:table-cell table:number-columns-repeated="12"/>
        </table:table-row>
        <table:table-row table:style-name="ro3">
          <table:table-cell office:value-type="string">
            <text:p>usermode/dev/v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</text:p>
          </table:table-cell>
          <table:table-cell office:value-type="string">
            <text:p>8-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x68k/dev/vs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adpcm4</text:p>
          </table:table-cell>
          <table:table-cell office:value-type="string">
            <text:p>3..15k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half</text:p>
          </table:table-cell>
          <table:table-cell office:value-type="string">
            <text:p>toADPCMフィルタ</text:p>
            <text:p>コンテキストに触りたい</text:p>
          </table:table-cell>
          <table:table-cell table:number-columns-repeated="4"/>
        </table:table-row>
        <table:table-row table:style-name="ro3">
          <table:table-cell office:value-type="string">
            <text:p>zaurus/dev/wm8731_zaudio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le</text:p>
          </table:table-cell>
          <table:table-cell office:value-type="string">
            <text:p>4-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zaurus/dev/wm8750_zaudio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*16le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 office:value-type="string">
            <text:p>bluetooth/btsco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le</text:p>
          </table:table-cell>
          <table:table-cell office:value-type="string">
            <text:p>8k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table:number-columns-repeated="2"/>
          <table:table-cell office:value-type="string">
            <text:p>close, (intr)</text:p>
          </table:table-cell>
          <table:table-cell table:number-columns-repeated="2"/>
        </table:table-row>
        <table:table-row table:style-name="ro3">
          <table:table-cell office:value-type="string">
            <text:p>ebus/cs4231</text:p>
          </table:table-cell>
          <table:table-cell table:number-columns-repeated="2"/>
          <table:table-cell office:value-type="string">
            <text:p>trigger</text:p>
          </table:table-cell>
          <table:table-cell table:number-columns-repeated="10"/>
        </table:table-row>
        <table:table-row table:style-name="ro3">
          <table:table-cell office:value-type="string">
            <text:p>hdaudio/hdafg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{8,16,20/32,24/32,32}le,ac3/16</text:p>
          </table:table-cell>
          <table:table-cell office:value-type="string">
            <text:p>?</text:p>
          </table:table-cell>
          <table:table-cell office:value-type="string">
            <text:p>2/4/6/8</text:p>
          </table:table-cell>
          <table:table-cell table:number-columns-repeated="7"/>
        </table:table-row>
        <table:table-row table:style-name="ro3">
          <table:table-cell office:value-type="string">
            <text:p>isa/aria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s16le,u8(,*law)</text:p>
          </table:table-cell>
          <table:table-cell table:style-name="Default" office:value-type="string">
            <text:p>7875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style-name="ce4" office:value-type="string">
            <text:p>FULL!</text:p>
          </table:table-cell>
          <table:table-cell office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>
            <text:p>isa/ess</text:p>
          </table:table-cell>
          <table:table-cell table:number-columns-repeated="2"/>
          <table:table-cell office:value-type="string">
            <text:p>trigger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2"/>
          <table:table-cell office:value-type="string">
            <text:p>(drain)</text:p>
          </table:table-cell>
          <table:table-cell table:number-columns-repeated="2"/>
        </table:table-row>
        <table:table-row table:style-name="ro3">
          <table:table-cell office:value-type="string">
            <text:p>isa/pas</text:p>
          </table:table-cell>
          <table:table-cell table:number-columns-repeated="2"/>
          <table:table-cell office:value-type="string">
            <text:p>trigger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5"/>
        </table:table-row>
        <table:table-row table:style-name="ro5">
          <table:table-cell office:value-type="string">
            <text:p>isa/sbdsp</text:p>
          </table:table-cell>
          <table:table-cell/>
          <table:table-cell office:value-type="string">
            <text:p>query</text:p>
          </table:table-cell>
          <table:table-cell office:value-type="string">
            <text:p>trigger</text:p>
          </table:table-cell>
          <table:table-cell office:value-type="string">
            <text:p>u8(,s8,*16*)</text:p>
          </table:table-cell>
          <table:table-cell office:value-type="string">
            <text:p>再生は</text:p>
            <text:p>4000-22727</text:p>
            <text:p>11025-22727</text:p>
            <text:p>22727-45454</text:p>
            <text:p>5000-49000</text:p>
            <text:p>録音は</text:p>
            <text:p><text:span text:style-name="T1">4000-12987</text:span></text:p>
            <text:p><text:span text:style-name="T1">4000-22727</text:span></text:p>
            <text:p><text:span text:style-name="T1">11025-22727</text:span></text:p>
            <text:p><text:span text:style-name="T1">12987-14925</text:span></text:p>
            <text:p><text:span text:style-name="T1">22727-45454</text:span></text:p>
            <text:p><text:span text:style-name="T1">5000-49000</text:span>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office:value-type="string">
            <text:p>h(/f)?butINDEP</text:p>
          </table:table-cell>
          <table:table-cell office:value-type="string">
            <text:p>汎用フィルタのみ</text:p>
          </table:table-cell>
          <table:table-cell table:number-columns-repeated="4"/>
        </table:table-row>
        <table:table-row table:style-name="ro6">
          <table:table-cell office:value-type="string">
            <text:p>ic/ad1848</text:p>
          </table:table-cell>
          <table:table-cell office:value-type="string">
            <text:p>isa/wss</text:p>
            <text:p>isa/ym</text:p>
          </table:table-cell>
          <table:table-cell/>
          <table:table-cell office:value-type="string">
            <text:p>trigger</text:p>
          </table:table-cell>
          <table:table-cell table:number-columns-repeated="10"/>
        </table:table-row>
        <table:table-row table:style-name="ro6">
          <table:table-cell office:value-type="string">
            <text:p>ic/am7930</text:p>
          </table:table-cell>
          <table:table-cell/>
          <table:table-cell office:value-type="string">
            <text:p>query</text:p>
          </table:table-cell>
          <table:table-cell/>
          <table:table-cell office:value-type="string">
            <text:p>mulaw</text:p>
          </table:table-cell>
          <table:table-cell office:value-type="string">
            <text:p>8k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FULL!</text:p>
          </table:table-cell>
          <table:table-cell office:value-type="string">
            <text:p>汎用フィルタ+</text:p>
            <text:p>dev/tc/bba.cが24/32化フィルタ</text:p>
          </table:table-cell>
          <table:table-cell table:number-columns-repeated="4"/>
        </table:table-row>
        <table:table-row table:style-name="ro3">
          <table:table-cell office:value-type="string">
            <text:p>ic/arcofi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mulaw,s16be</text:p>
          </table:table-cell>
          <table:table-cell office:value-type="string">
            <text:p>8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f</text:p>
          </table:table-cell>
          <table:table-cell office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>
            <text:p>ic/cs89x0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ic/dm9000</text:p>
          </table:table-cell>
          <table:table-cell table:number-columns-repeated="2"/>
          <table:table-cell office:value-type="string">
            <text:p>start</text:p>
          </table:table-cell>
          <table:table-cell table:number-columns-repeated="10"/>
        </table:table-row>
        <table:table-row table:style-name="ro3">
          <table:table-cell office:value-type="string">
            <text:p>ic/interwave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u8,s16*,adpcm4</text:p>
          </table:table-cell>
          <table:table-cell office:value-type="string">
            <text:p>5510..48k</text:p>
          </table:table-cell>
          <table:table-cell office:value-type="string">
            <text:p>1/2 </text:p>
          </table:table-cell>
          <table:table-cell office:value-type="string">
            <text:p>=</text:p>
          </table:table-cell>
          <table:table-cell office:value-type="string">
            <text:p>(FULL!)</text:p>
          </table:table-cell>
          <table:table-cell office:value-type="string">
            <text:p>汎用フィルタのみ</text:p>
          </table:table-cell>
          <table:table-cell office:value-type="string">
            <text:p>IMA-ADPCM</text:p>
          </table:table-cell>
          <table:table-cell table:number-columns-repeated="3"/>
        </table:table-row>
        <table:table-row table:style-name="ro4">
          <table:table-cell office:value-type="string">
            <text:p>ic/tms320av110</text:p>
          </table:table-cell>
          <table:table-cell/>
          <table:table-cell office:value-type="string">
            <text:p>query</text:p>
          </table:table-cell>
          <table:table-cell office:value-type="string">
            <text:p>start</text:p>
          </table:table-cell>
          <table:table-cell office:value-type="string">
            <text:p>MPEG,s16be</text:p>
          </table:table-cell>
          <table:table-cell office:value-type="float" office:value="44100">
            <text:p>44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再生専用</text:p>
          </table:table-cell>
          <table:table-cell office:value-type="string">
            <text:p>使ってない(HWencのみ再生可能)</text:p>
          </table:table-cell>
          <table:table-cell table:number-columns-repeated="4"/>
        </table:table-row>
        <table:table-row table:style-name="ro3">
          <table:table-cell office:value-type="string">
            <text:p>ic/pl041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le</text:p>
          </table:table-cell>
          <table:table-cell office:value-type="float" office:value="48000">
            <text:p>48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再生専用</text:p>
          </table:table-cell>
          <table:table-cell table:number-columns-repeated="5"/>
        </table:table-row>
        <table:table-row table:style-name="ro4">
          <table:table-cell office:value-type="string">
            <text:p>pad/pad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*</text:p>
          </table:table-cell>
          <table:table-cell office:value-type="float" office:value="44100">
            <text:p>44100</text:p>
          </table:table-cell>
          <table:table-cell office:value-type="float" office:value="2">
            <text:p>2</text:p>
          </table:table-cell>
          <table:table-cell office:value-type="string">
            <text:p>0</text:p>
          </table:table-cell>
          <table:table-cell office:value-type="string">
            <text:p>再生専用</text:p>
          </table:table-cell>
          <table:table-cell office:value-type="string">
            <text:p>汎用フィルタ+auvolconv</text:p>
          </table:table-cell>
          <table:table-cell/>
          <table:table-cell office:value-type="string">
            <text:p>XXX</text:p>
          </table:table-cell>
          <table:table-cell table:number-columns-repeated="2"/>
        </table:table-row>
        <table:table-row table:style-name="ro3">
          <table:table-cell office:value-type="string">
            <text:p>pci/auacer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*16*</text:p>
          </table:table-cell>
          <table:table-cell office:value-type="string">
            <text:p>8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auich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*16*</text:p>
          </table:table-cell>
          <table:table-cell office:value-type="string">
            <text:p>4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auixp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s16le,s32le</text:p>
          </table:table-cell>
          <table:table-cell office:value-type="string">
            <text:p>7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autri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*16*,*8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ap</text:p>
          </table:table-cell>
          <table:table-cell/>
          <table:table-cell office:value-type="string">
            <text:p>↑</text:p>
          </table:table-cell>
          <table:table-cell office:value-type="string">
            <text:p>trigger</text:p>
          </table:table-cell>
          <table:table-cell table:number-columns-repeated="10"/>
        </table:table-row>
        <table:table-row table:style-name="ro3">
          <table:table-cell office:value-type="string">
            <text:p>pci/yds</text:p>
          </table:table-cell>
          <table:table-cell/>
          <table:table-cell office:value-type="string">
            <text:p>↑</text:p>
          </table:table-cell>
          <table:table-cell office:value-type="string">
            <text:p>trigger</text:p>
          </table:table-cell>
          <table:table-cell table:number-columns-repeated="10"/>
        </table:table-row>
        <table:table-row table:style-name="ro3">
          <table:table-cell office:value-type="string">
            <text:p>pci/auvia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*16*,*8*</text:p>
          </table:table-cell>
          <table:table-cell office:value-type="string">
            <text:p>8-48k</text:p>
          </table:table-cell>
          <table:table-cell office:value-type="string">
            <text:p>1/2/4/6</text:p>
          </table:table-cell>
          <table:table-cell office:value-type="string">
            <text:p>1/2</text:p>
          </table:table-cell>
          <table:table-cell table:number-columns-repeated="6"/>
        </table:table-row>
        <table:table-row table:style-name="ro3">
          <table:table-cell office:value-type="string">
            <text:p>pci/azalia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{8/16,16,20/32,24/32,32}le</text:p>
          </table:table-cell>
          <table:table-cell office:value-type="string">
            <text:p>8..384k</text:p>
          </table:table-cell>
          <table:table-cell table:style-name="ce5" office:value-type="string">
            <text:p>1/2/4/6/8</text:p>
          </table:table-cell>
          <table:table-cell table:number-columns-repeated="7"/>
        </table:table-row>
        <table:table-row table:style-name="ro3">
          <table:table-cell office:value-type="string">
            <text:p>pci/cmpci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*16*,*8*</text:p>
          </table:table-cell>
          <table:table-cell office:value-type="string">
            <text:p>5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cs4280</text:p>
          </table:table-cell>
          <table:table-cell/>
          <table:table-cell office:value-type="string">
            <text:p>query</text:p>
          </table:table-cell>
          <table:table-cell/>
          <table:table-cell office:value-type="string">
            <text:p>s16le</text:p>
          </table:table-cell>
          <table:table-cell office:value-type="string">
            <text:p>8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cs4280</text:p>
          </table:table-cell>
          <table:table-cell/>
          <table:table-cell office:value-type="string">
            <text:p>query</text:p>
          </table:table-cell>
          <table:table-cell/>
          <table:table-cell office:value-type="string">
            <text:p>*16*</text:p>
          </table:table-cell>
          <table:table-cell office:value-type="string">
            <text:p>6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muxki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(play)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3"/>
          <table:table-cell office:value-type="string">
            <text:p>open, close, trigger</text:p>
          </table:table-cell>
          <table:table-cell table:number-columns-repeated="2"/>
        </table:table-row>
        <table:table-row table:style-name="ro3">
          <table:table-cell office:value-type="string">
            <text:p>pci/esa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sm</text:p>
          </table:table-cell>
          <table:table-cell/>
          <table:table-cell office:value-type="string">
            <text:p>auconv</text:p>
          </table:table-cell>
          <table:table-cell office:value-type="string">
            <text:p>start</text:p>
          </table:table-cell>
          <table:table-cell office:value-type="string">
            <text:p>s16*,u8*</text:p>
          </table:table-cell>
          <table:table-cell office:value-type="string">
            <text:p>4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eso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*16*,*8*</text:p>
          </table:table-cell>
          <table:table-cell office:value-type="string">
            <text:p>6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3"/>
          <table:table-cell office:value-type="string">
            <text:p>halt_*</text:p>
          </table:table-cell>
          <table:table-cell table:number-columns-repeated="2"/>
        </table:table-row>
        <table:table-row table:style-name="ro3">
          <table:table-cell office:value-type="string">
            <text:p>pci/fms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5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gcscaudio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</text:p>
          </table:table-cell>
          <table:table-cell office:value-type="string">
            <text:p>8-48k</text:p>
          </table:table-cell>
          <table:table-cell office:value-type="string">
            <text:p>2/4/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pci/neo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8..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pci/sv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*,u8*</text:p>
          </table:table-cell>
          <table:table-cell office:value-type="string">
            <text:p>2-48k</text:p>
          </table:table-cell>
          <table:table-cell office:value-type="string">
            <text:p>1/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sbus/dbri</text:p>
          </table:table-cell>
          <table:table-cell/>
          <table:table-cell office:value-type="string">
            <text:p>auconv</text:p>
          </table:table-cell>
          <table:table-cell/>
          <table:table-cell office:value-type="string">
            <text:p>s16be</text:p>
          </table:table-cell>
          <table:table-cell office:value-type="string">
            <text:p>8-48k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table:number-columns-repeated="6"/>
        </table:table-row>
        <table:table-row table:style-name="ro3">
          <table:table-cell office:value-type="string">
            <text:p>usb/uaudio</text:p>
          </table:table-cell>
          <table:table-cell/>
          <table:table-cell office:value-type="string">
            <text:p>auconv</text:p>
          </table:table-cell>
          <table:table-cell office:value-type="string">
            <text:p>trigger</text:p>
          </table:table-cell>
          <table:table-cell office:value-type="string">
            <text:p>?{*/*}?</text:p>
          </table:table-cell>
          <table:table-cell table:number-columns-repeated="2" office:value-type="string">
            <text:p>*</text:p>
          </table:table-cell>
          <table:table-cell table:number-columns-repeated="4"/>
          <table:table-cell office:value-type="string">
            <text:p>mixer_*</text:p>
          </table:table-cell>
          <table:table-cell table:number-columns-repeated="2"/>
        </table:table-row>
        <table:table-row table:style-name="ro3" table:number-rows-repeated="65473">
          <table:table-cell table:number-columns-repeated="14"/>
        </table:table-row>
        <table:table-row table:style-name="ro3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モナー ゴシック" style:font-name-complex="IPA モナー 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019/01/27</text:date>, <text:time>16:37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01-27T16:37:47.75</dc:date>
    <meta:editing-duration>PT10H22M47S</meta:editing-duration>
    <meta:editing-cycles>8</meta:editing-cycles>
    <meta:generator>OpenOffice.org/3.2$Win32 OpenOffice.org_project/320m18$Build-9502</meta:generator>
    <meta:document-statistic meta:table-count="1" meta:cell-count="415" meta:object-count="0"/>
  </office:meta>
</office:document-meta>
</file>